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6.07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5.2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89mm" svg:height="90.05mm" svg:x="280.58mm" svg:y="19.92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.000729" calcext:value-type="float">
            <text:p>1.000729</text:p>
          </table:table-cell>
          <table:table-cell office:value-type="float" office:value="24.96419" calcext:value-type="float">
            <text:p>24.96419</text:p>
          </table:table-cell>
          <table:table-cell office:value-type="float" office:value="1.011674" calcext:value-type="float">
            <text:p>1.011674</text:p>
          </table:table-cell>
          <table:table-cell office:value-type="float" office:value="1.978366" calcext:value-type="float">
            <text:p>1.978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4"/>
        </table:table-row>
        <table:table-row table:style-name="ro1">
          <table:table-cell office:value-type="float" office:value="16.81817" calcext:value-type="float">
            <text:p>16.81817</text:p>
          </table:table-cell>
          <table:table-cell office:value-type="float" office:value="0.00002012428" calcext:value-type="float">
            <text:p>2.012428E-05</text:p>
          </table:table-cell>
          <table:table-cell office:value-type="float" office:value="-2.996019" calcext:value-type="float">
            <text:p>-2.996019</text:p>
          </table:table-cell>
          <table:table-cell office:value-type="float" office:value="-0.997933" calcext:value-type="float">
            <text:p>-0.997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4"/>
        </table:table-row>
        <table:table-row table:style-name="ro1">
          <table:table-cell office:value-type="float" office:value="2.055309" calcext:value-type="float">
            <text:p>2.055309</text:p>
          </table:table-cell>
          <table:table-cell office:value-type="float" office:value="3.114258" calcext:value-type="float">
            <text:p>3.114258</text:p>
          </table:table-cell>
          <table:table-cell office:value-type="float" office:value="-3.15" calcext:value-type="float">
            <text:p>-3.15</text:p>
          </table:table-cell>
          <table:table-cell office:value-type="float" office:value="0.7583395" calcext:value-type="float">
            <text:p>0.7583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20738" calcext:value-type="float">
            <text:p>0.3620738</text:p>
          </table:table-cell>
          <table:table-cell table:number-columns-repeated="24"/>
        </table:table-row>
        <table:table-row table:style-name="ro1">
          <table:table-cell office:value-type="float" office:value="2.046412" calcext:value-type="float">
            <text:p>2.046412</text:p>
          </table:table-cell>
          <table:table-cell office:value-type="float" office:value="20.9284" calcext:value-type="float">
            <text:p>20.9284</text:p>
          </table:table-cell>
          <table:table-cell office:value-type="float" office:value="0.8265954" calcext:value-type="float">
            <text:p>0.8265954</text:p>
          </table:table-cell>
          <table:table-cell office:value-type="float" office:value="1.507103" calcext:value-type="float">
            <text:p>1.507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03169" calcext:value-type="float">
            <text:p>0.3603169</text:p>
          </table:table-cell>
          <table:table-cell table:number-columns-repeated="24"/>
        </table:table-row>
        <table:table-row table:style-name="ro1">
          <table:table-cell office:value-type="float" office:value="16.35962" calcext:value-type="float">
            <text:p>16.35962</text:p>
          </table:table-cell>
          <table:table-cell office:value-type="float" office:value="0.0009001252" calcext:value-type="float">
            <text:p>0.0009001252</text:p>
          </table:table-cell>
          <table:table-cell office:value-type="float" office:value="-3.029931" calcext:value-type="float">
            <text:p>-3.029931</text:p>
          </table:table-cell>
          <table:table-cell office:value-type="float" office:value="-0.997933" calcext:value-type="float">
            <text:p>-0.997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2717" calcext:value-type="float">
            <text:p>0.0212717</text:p>
          </table:table-cell>
          <table:table-cell table:number-columns-repeated="24"/>
        </table:table-row>
        <table:table-row table:style-name="ro1">
          <table:table-cell office:value-type="float" office:value="15.15739" calcext:value-type="float">
            <text:p>15.15739</text:p>
          </table:table-cell>
          <table:table-cell office:value-type="float" office:value="0.01536264" calcext:value-type="float">
            <text:p>0.01536264</text:p>
          </table:table-cell>
          <table:table-cell office:value-type="float" office:value="-3.123722" calcext:value-type="float">
            <text:p>-3.123722</text:p>
          </table:table-cell>
          <table:table-cell office:value-type="float" office:value="-0.9925449" calcext:value-type="float">
            <text:p>-0.9925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64543" calcext:value-type="float">
            <text:p>0.01964543</text:p>
          </table:table-cell>
          <table:table-cell table:number-columns-repeated="24"/>
        </table:table-row>
        <table:table-row table:style-name="ro1">
          <table:table-cell office:value-type="float" office:value="3.010874" calcext:value-type="float">
            <text:p>3.010874</text:p>
          </table:table-cell>
          <table:table-cell office:value-type="float" office:value="1.99202" calcext:value-type="float">
            <text:p>1.99202</text:p>
          </table:table-cell>
          <table:table-cell office:value-type="float" office:value="-3.149996" calcext:value-type="float">
            <text:p>-3.149996</text:p>
          </table:table-cell>
          <table:table-cell office:value-type="float" office:value="0.4033964" calcext:value-type="float">
            <text:p>0.4033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5012" calcext:value-type="float">
            <text:p>0.01815012</text:p>
          </table:table-cell>
          <table:table-cell table:number-columns-repeated="24"/>
        </table:table-row>
        <table:table-row table:style-name="ro1">
          <table:table-cell office:value-type="float" office:value="1.516617" calcext:value-type="float">
            <text:p>1.516617</text:p>
          </table:table-cell>
          <table:table-cell office:value-type="float" office:value="21.9564" calcext:value-type="float">
            <text:p>21.9564</text:p>
          </table:table-cell>
          <table:table-cell office:value-type="float" office:value="0.8385204" calcext:value-type="float">
            <text:p>0.8385204</text:p>
          </table:table-cell>
          <table:table-cell office:value-type="float" office:value="1.687408" calcext:value-type="float">
            <text:p>1.687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3814" calcext:value-type="float">
            <text:p>0.01813814</text:p>
          </table:table-cell>
          <table:table-cell table:number-columns-repeated="24"/>
        </table:table-row>
        <table:table-row table:style-name="ro1">
          <table:table-cell office:value-type="float" office:value="12.56566" calcext:value-type="float">
            <text:p>12.56566</text:p>
          </table:table-cell>
          <table:table-cell office:value-type="float" office:value="0.1505496" calcext:value-type="float">
            <text:p>0.1505496</text:p>
          </table:table-cell>
          <table:table-cell office:value-type="float" office:value="-3.15" calcext:value-type="float">
            <text:p>-3.15</text:p>
          </table:table-cell>
          <table:table-cell office:value-type="float" office:value="-0.6421598" calcext:value-type="float">
            <text:p>-0.6421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7973" calcext:value-type="float">
            <text:p>0.01737973</text:p>
          </table:table-cell>
          <table:table-cell table:number-columns-repeated="24"/>
        </table:table-row>
        <table:table-row table:style-name="ro1">
          <table:table-cell office:value-type="float" office:value="7.073286" calcext:value-type="float">
            <text:p>7.073286</text:p>
          </table:table-cell>
          <table:table-cell office:value-type="float" office:value="0.8444918" calcext:value-type="float">
            <text:p>0.8444918</text:p>
          </table:table-cell>
          <table:table-cell office:value-type="float" office:value="-3.148758" calcext:value-type="float">
            <text:p>-3.148758</text:p>
          </table:table-cell>
          <table:table-cell office:value-type="float" office:value="-0.09315771" calcext:value-type="float">
            <text:p>-0.09315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6523" calcext:value-type="float">
            <text:p>0.01716523</text:p>
          </table:table-cell>
          <table:table-cell table:number-columns-repeated="24"/>
        </table:table-row>
        <table:table-row table:style-name="ro1">
          <table:table-cell office:value-type="float" office:value="15.56464" calcext:value-type="float">
            <text:p>15.56464</text:p>
          </table:table-cell>
          <table:table-cell office:value-type="float" office:value="0.00817972" calcext:value-type="float">
            <text:p>0.00817972</text:p>
          </table:table-cell>
          <table:table-cell office:value-type="float" office:value="-3.090133" calcext:value-type="float">
            <text:p>-3.090133</text:p>
          </table:table-cell>
          <table:table-cell office:value-type="float" office:value="-0.9925289" calcext:value-type="float">
            <text:p>-0.9925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5716" calcext:value-type="float">
            <text:p>0.01715716</text:p>
          </table:table-cell>
          <table:table-cell table:number-columns-repeated="24"/>
        </table:table-row>
        <table:table-row table:style-name="ro1">
          <table:table-cell office:value-type="float" office:value="10.14276" calcext:value-type="float">
            <text:p>10.14276</text:p>
          </table:table-cell>
          <table:table-cell office:value-type="float" office:value="0.396935" calcext:value-type="float">
            <text:p>0.396935</text:p>
          </table:table-cell>
          <table:table-cell office:value-type="float" office:value="-3.149729" calcext:value-type="float">
            <text:p>-3.149729</text:p>
          </table:table-cell>
          <table:table-cell office:value-type="float" office:value="-0.3880226" calcext:value-type="float">
            <text:p>-0.3880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5318" calcext:value-type="float">
            <text:p>0.01675318</text:p>
          </table:table-cell>
          <table:table-cell table:number-columns-repeated="24"/>
        </table:table-row>
        <table:table-row table:style-name="ro1">
          <table:table-cell office:value-type="float" office:value="12.22547" calcext:value-type="float">
            <text:p>12.22547</text:p>
          </table:table-cell>
          <table:table-cell office:value-type="float" office:value="0.1800698" calcext:value-type="float">
            <text:p>0.1800698</text:p>
          </table:table-cell>
          <table:table-cell office:value-type="float" office:value="-3.149789" calcext:value-type="float">
            <text:p>-3.149789</text:p>
          </table:table-cell>
          <table:table-cell office:value-type="float" office:value="-0.6029698" calcext:value-type="float">
            <text:p>-0.6029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7682" calcext:value-type="float">
            <text:p>0.01637682</text:p>
          </table:table-cell>
          <table:table-cell table:number-columns-repeated="24"/>
        </table:table-row>
        <table:table-row table:style-name="ro1">
          <table:table-cell office:value-type="float" office:value="1.06397" calcext:value-type="float">
            <text:p>1.06397</text:p>
          </table:table-cell>
          <table:table-cell office:value-type="float" office:value="23.87189" calcext:value-type="float">
            <text:p>23.87189</text:p>
          </table:table-cell>
          <table:table-cell office:value-type="float" office:value="0.9281419" calcext:value-type="float">
            <text:p>0.9281419</text:p>
          </table:table-cell>
          <table:table-cell office:value-type="float" office:value="1.905442" calcext:value-type="float">
            <text:p>1.90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8972" calcext:value-type="float">
            <text:p>0.01578972</text:p>
          </table:table-cell>
          <table:table-cell table:number-columns-repeated="24"/>
        </table:table-row>
        <table:table-row table:style-name="ro1">
          <table:table-cell office:value-type="float" office:value="2.44826" calcext:value-type="float">
            <text:p>2.44826</text:p>
          </table:table-cell>
          <table:table-cell office:value-type="float" office:value="2.368439" calcext:value-type="float">
            <text:p>2.368439</text:p>
          </table:table-cell>
          <table:table-cell office:value-type="float" office:value="-3.149998" calcext:value-type="float">
            <text:p>-3.149998</text:p>
          </table:table-cell>
          <table:table-cell office:value-type="float" office:value="0.5316461" calcext:value-type="float">
            <text:p>0.5316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4653" calcext:value-type="float">
            <text:p>0.01564653</text:p>
          </table:table-cell>
          <table:table-cell table:number-columns-repeated="24"/>
        </table:table-row>
        <table:table-row table:style-name="ro1">
          <table:table-cell office:value-type="float" office:value="11.38548" calcext:value-type="float">
            <text:p>11.38548</text:p>
          </table:table-cell>
          <table:table-cell office:value-type="float" office:value="0.2656688" calcext:value-type="float">
            <text:p>0.2656688</text:p>
          </table:table-cell>
          <table:table-cell office:value-type="float" office:value="-3.14216" calcext:value-type="float">
            <text:p>-3.14216</text:p>
          </table:table-cell>
          <table:table-cell office:value-type="float" office:value="-0.5045615" calcext:value-type="float">
            <text:p>-0.5045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2211" calcext:value-type="float">
            <text:p>0.01552211</text:p>
          </table:table-cell>
          <table:table-cell table:number-columns-repeated="24"/>
        </table:table-row>
        <table:table-row table:style-name="ro1">
          <table:table-cell office:value-type="float" office:value="9.899209" calcext:value-type="float">
            <text:p>9.899209</text:p>
          </table:table-cell>
          <table:table-cell office:value-type="float" office:value="0.4272971" calcext:value-type="float">
            <text:p>0.4272971</text:p>
          </table:table-cell>
          <table:table-cell office:value-type="float" office:value="-3.148628" calcext:value-type="float">
            <text:p>-3.148628</text:p>
          </table:table-cell>
          <table:table-cell office:value-type="float" office:value="-0.3634414" calcext:value-type="float">
            <text:p>-0.3634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9294" calcext:value-type="float">
            <text:p>0.01509294</text:p>
          </table:table-cell>
          <table:table-cell table:number-columns-repeated="24"/>
        </table:table-row>
        <table:table-row table:style-name="ro1">
          <table:table-cell office:value-type="float" office:value="11.58685" calcext:value-type="float">
            <text:p>11.58685</text:p>
          </table:table-cell>
          <table:table-cell office:value-type="float" office:value="0.240067" calcext:value-type="float">
            <text:p>0.240067</text:p>
          </table:table-cell>
          <table:table-cell office:value-type="float" office:value="-3.149646" calcext:value-type="float">
            <text:p>-3.149646</text:p>
          </table:table-cell>
          <table:table-cell office:value-type="float" office:value="-0.5334455" calcext:value-type="float">
            <text:p>-0.5334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9911" calcext:value-type="float">
            <text:p>0.01479911</text:p>
          </table:table-cell>
          <table:table-cell table:number-columns-repeated="24"/>
        </table:table-row>
        <table:table-row table:style-name="ro1">
          <table:table-cell office:value-type="float" office:value="1.091578" calcext:value-type="float">
            <text:p>1.091578</text:p>
          </table:table-cell>
          <table:table-cell office:value-type="float" office:value="23.49837" calcext:value-type="float">
            <text:p>23.49837</text:p>
          </table:table-cell>
          <table:table-cell office:value-type="float" office:value="0.9620234" calcext:value-type="float">
            <text:p>0.9620234</text:p>
          </table:table-cell>
          <table:table-cell office:value-type="float" office:value="1.79298" calcext:value-type="float">
            <text:p>1.79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059" calcext:value-type="float">
            <text:p>0.0147059</text:p>
          </table:table-cell>
          <table:table-cell table:number-columns-repeated="24"/>
        </table:table-row>
        <table:table-row table:style-name="ro1">
          <table:table-cell office:value-type="float" office:value="7.396407" calcext:value-type="float">
            <text:p>7.396407</text:p>
          </table:table-cell>
          <table:table-cell office:value-type="float" office:value="0.7874217" calcext:value-type="float">
            <text:p>0.7874217</text:p>
          </table:table-cell>
          <table:table-cell office:value-type="float" office:value="-3.149689" calcext:value-type="float">
            <text:p>-3.149689</text:p>
          </table:table-cell>
          <table:table-cell office:value-type="float" office:value="-0.1253488" calcext:value-type="float">
            <text:p>-0.1253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6155" calcext:value-type="float">
            <text:p>0.01456155</text:p>
          </table:table-cell>
          <table:table-cell table:number-columns-repeated="24"/>
        </table:table-row>
        <table:table-row table:style-name="ro1">
          <table:table-cell office:value-type="float" office:value="1.025661" calcext:value-type="float">
            <text:p>1.025661</text:p>
          </table:table-cell>
          <table:table-cell office:value-type="float" office:value="24.18269" calcext:value-type="float">
            <text:p>24.18269</text:p>
          </table:table-cell>
          <table:table-cell office:value-type="float" office:value="0.9696734" calcext:value-type="float">
            <text:p>0.9696734</text:p>
          </table:table-cell>
          <table:table-cell office:value-type="float" office:value="1.902478" calcext:value-type="float">
            <text:p>1.902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9424" calcext:value-type="float">
            <text:p>0.01449424</text:p>
          </table:table-cell>
          <table:table-cell table:number-columns-repeated="24"/>
        </table:table-row>
        <table:table-row table:style-name="ro1">
          <table:table-cell office:value-type="float" office:value="15.99772" calcext:value-type="float">
            <text:p>15.99772</text:p>
          </table:table-cell>
          <table:table-cell office:value-type="float" office:value="0.003170836" calcext:value-type="float">
            <text:p>0.003170836</text:p>
          </table:table-cell>
          <table:table-cell office:value-type="float" office:value="-3.055801" calcext:value-type="float">
            <text:p>-3.055801</text:p>
          </table:table-cell>
          <table:table-cell office:value-type="float" office:value="-0.9924428" calcext:value-type="float">
            <text:p>-0.9924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7655" calcext:value-type="float">
            <text:p>0.01437655</text:p>
          </table:table-cell>
          <table:table-cell table:number-columns-repeated="24"/>
        </table:table-row>
        <table:table-row table:style-name="ro1">
          <table:table-cell office:value-type="float" office:value="15.69464" calcext:value-type="float">
            <text:p>15.69464</text:p>
          </table:table-cell>
          <table:table-cell office:value-type="float" office:value="0.0066521" calcext:value-type="float">
            <text:p>0.0066521</text:p>
          </table:table-cell>
          <table:table-cell office:value-type="float" office:value="-3.081534" calcext:value-type="float">
            <text:p>-3.081534</text:p>
          </table:table-cell>
          <table:table-cell office:value-type="float" office:value="-0.997933" calcext:value-type="float">
            <text:p>-0.997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9019" calcext:value-type="float">
            <text:p>0.01379019</text:p>
          </table:table-cell>
          <table:table-cell table:number-columns-repeated="24"/>
        </table:table-row>
        <table:table-row table:style-name="ro1">
          <table:table-cell office:value-type="float" office:value="2.652949" calcext:value-type="float">
            <text:p>2.652949</text:p>
          </table:table-cell>
          <table:table-cell office:value-type="float" office:value="2.20811" calcext:value-type="float">
            <text:p>2.20811</text:p>
          </table:table-cell>
          <table:table-cell office:value-type="float" office:value="-3.14993" calcext:value-type="float">
            <text:p>-3.14993</text:p>
          </table:table-cell>
          <table:table-cell office:value-type="float" office:value="0.478388" calcext:value-type="float">
            <text:p>0.478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5316" calcext:value-type="float">
            <text:p>0.01375316</text:p>
          </table:table-cell>
          <table:table-cell table:number-columns-repeated="24"/>
        </table:table-row>
        <table:table-row table:style-name="ro1">
          <table:table-cell office:value-type="float" office:value="8.120945" calcext:value-type="float">
            <text:p>8.120945</text:p>
          </table:table-cell>
          <table:table-cell office:value-type="float" office:value="0.6764804" calcext:value-type="float">
            <text:p>0.6764804</text:p>
          </table:table-cell>
          <table:table-cell office:value-type="float" office:value="-3.143723" calcext:value-type="float">
            <text:p>-3.143723</text:p>
          </table:table-cell>
          <table:table-cell office:value-type="float" office:value="-0.1901704" calcext:value-type="float">
            <text:p>-0.1901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8515" calcext:value-type="float">
            <text:p>0.01368515</text:p>
          </table:table-cell>
          <table:table-cell table:number-columns-repeated="24"/>
        </table:table-row>
        <table:table-row table:style-name="ro1">
          <table:table-cell office:value-type="float" office:value="1.18095" calcext:value-type="float">
            <text:p>1.18095</text:p>
          </table:table-cell>
          <table:table-cell office:value-type="float" office:value="23.00214" calcext:value-type="float">
            <text:p>23.00214</text:p>
          </table:table-cell>
          <table:table-cell office:value-type="float" office:value="1.008208" calcext:value-type="float">
            <text:p>1.008208</text:p>
          </table:table-cell>
          <table:table-cell office:value-type="float" office:value="1.633707" calcext:value-type="float">
            <text:p>1.633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8224" calcext:value-type="float">
            <text:p>0.01338224</text:p>
          </table:table-cell>
          <table:table-cell table:number-columns-repeated="24"/>
        </table:table-row>
        <table:table-row table:style-name="ro1">
          <table:table-cell office:value-type="float" office:value="1.355718" calcext:value-type="float">
            <text:p>1.355718</text:p>
          </table:table-cell>
          <table:table-cell office:value-type="float" office:value="22.35077" calcext:value-type="float">
            <text:p>22.35077</text:p>
          </table:table-cell>
          <table:table-cell office:value-type="float" office:value="0.9281424" calcext:value-type="float">
            <text:p>0.9281424</text:p>
          </table:table-cell>
          <table:table-cell office:value-type="float" office:value="1.630679" calcext:value-type="float">
            <text:p>1.630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0557" calcext:value-type="float">
            <text:p>0.01310557</text:p>
          </table:table-cell>
          <table:table-cell table:number-columns-repeated="24"/>
        </table:table-row>
        <table:table-row table:style-name="ro1">
          <table:table-cell office:value-type="float" office:value="6.440511" calcext:value-type="float">
            <text:p>6.440511</text:p>
          </table:table-cell>
          <table:table-cell office:value-type="float" office:value="0.9612905" calcext:value-type="float">
            <text:p>0.9612905</text:p>
          </table:table-cell>
          <table:table-cell office:value-type="float" office:value="-3.14997" calcext:value-type="float">
            <text:p>-3.14997</text:p>
          </table:table-cell>
          <table:table-cell office:value-type="float" office:value="-0.03108337" calcext:value-type="float">
            <text:p>-0.03108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9918" calcext:value-type="float">
            <text:p>0.01309918</text:p>
          </table:table-cell>
          <table:table-cell table:number-columns-repeated="24"/>
        </table:table-row>
        <table:table-row table:style-name="ro1">
          <table:table-cell office:value-type="float" office:value="1.881063" calcext:value-type="float">
            <text:p>1.881063</text:p>
          </table:table-cell>
          <table:table-cell office:value-type="float" office:value="21.1886" calcext:value-type="float">
            <text:p>21.1886</text:p>
          </table:table-cell>
          <table:table-cell office:value-type="float" office:value="0.8265954" calcext:value-type="float">
            <text:p>0.8265954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0496" calcext:value-type="float">
            <text:p>0.01300496</text:p>
          </table:table-cell>
          <table:table-cell table:number-columns-repeated="24"/>
        </table:table-row>
        <table:table-row table:style-name="ro1">
          <table:table-cell office:value-type="float" office:value="5.37611" calcext:value-type="float">
            <text:p>5.37611</text:p>
          </table:table-cell>
          <table:table-cell office:value-type="float" office:value="1.191022" calcext:value-type="float">
            <text:p>1.191022</text:p>
          </table:table-cell>
          <table:table-cell office:value-type="float" office:value="-3.149986" calcext:value-type="float">
            <text:p>-3.149986</text:p>
          </table:table-cell>
          <table:table-cell office:value-type="float" office:value="0.08098408" calcext:value-type="float">
            <text:p>0.08098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6154" calcext:value-type="float">
            <text:p>0.01286154</text:p>
          </table:table-cell>
          <table:table-cell table:number-columns-repeated="24"/>
        </table:table-row>
        <table:table-row table:style-name="ro1">
          <table:table-cell office:value-type="float" office:value="11.8245" calcext:value-type="float">
            <text:p>11.8245</text:p>
          </table:table-cell>
          <table:table-cell office:value-type="float" office:value="0.2196575" calcext:value-type="float">
            <text:p>0.2196575</text:p>
          </table:table-cell>
          <table:table-cell office:value-type="float" office:value="-3.145871" calcext:value-type="float">
            <text:p>-3.145871</text:p>
          </table:table-cell>
          <table:table-cell office:value-type="float" office:value="-0.5546023" calcext:value-type="float">
            <text:p>-0.5546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4666" calcext:value-type="float">
            <text:p>0.01284666</text:p>
          </table:table-cell>
          <table:table-cell table:number-columns-repeated="24"/>
        </table:table-row>
        <table:table-row table:style-name="ro1">
          <table:table-cell office:value-type="float" office:value="1.13122" calcext:value-type="float">
            <text:p>1.13122</text:p>
          </table:table-cell>
          <table:table-cell office:value-type="float" office:value="23.24379" calcext:value-type="float">
            <text:p>23.24379</text:p>
          </table:table-cell>
          <table:table-cell office:value-type="float" office:value="1.008208" calcext:value-type="float">
            <text:p>1.008208</text:p>
          </table:table-cell>
          <table:table-cell office:value-type="float" office:value="1.67919" calcext:value-type="float">
            <text:p>1.67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6384" calcext:value-type="float">
            <text:p>0.01276384</text:p>
          </table:table-cell>
          <table:table-cell table:number-columns-repeated="24"/>
        </table:table-row>
        <table:table-row table:style-name="ro1">
          <table:table-cell office:value-type="float" office:value="3.818687" calcext:value-type="float">
            <text:p>3.818687</text:p>
          </table:table-cell>
          <table:table-cell office:value-type="float" office:value="1.67922" calcext:value-type="float">
            <text:p>1.67922</text:p>
          </table:table-cell>
          <table:table-cell office:value-type="float" office:value="-3.127017" calcext:value-type="float">
            <text:p>-3.127017</text:p>
          </table:table-cell>
          <table:table-cell office:value-type="float" office:value="0.2896072" calcext:value-type="float">
            <text:p>0.2896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1284" calcext:value-type="float">
            <text:p>0.01271284</text:p>
          </table:table-cell>
          <table:table-cell table:number-columns-repeated="24"/>
        </table:table-row>
        <table:table-row table:style-name="ro1">
          <table:table-cell office:value-type="float" office:value="8.622045" calcext:value-type="float">
            <text:p>8.622045</text:p>
          </table:table-cell>
          <table:table-cell office:value-type="float" office:value="0.5958771" calcext:value-type="float">
            <text:p>0.5958771</text:p>
          </table:table-cell>
          <table:table-cell office:value-type="float" office:value="-3.149971" calcext:value-type="float">
            <text:p>-3.149971</text:p>
          </table:table-cell>
          <table:table-cell office:value-type="float" office:value="-0.2427776" calcext:value-type="float">
            <text:p>-0.2427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8024" calcext:value-type="float">
            <text:p>0.01258024</text:p>
          </table:table-cell>
          <table:table-cell table:number-columns-repeated="24"/>
        </table:table-row>
        <table:table-row table:style-name="ro1">
          <table:table-cell office:value-type="float" office:value="2.331801" calcext:value-type="float">
            <text:p>2.331801</text:p>
          </table:table-cell>
          <table:table-cell office:value-type="float" office:value="2.482457" calcext:value-type="float">
            <text:p>2.482457</text:p>
          </table:table-cell>
          <table:table-cell office:value-type="float" office:value="-3.149999" calcext:value-type="float">
            <text:p>-3.149999</text:p>
          </table:table-cell>
          <table:table-cell office:value-type="float" office:value="0.5684253" calcext:value-type="float">
            <text:p>0.5684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2167" calcext:value-type="float">
            <text:p>0.01252167</text:p>
          </table:table-cell>
          <table:table-cell table:number-columns-repeated="24"/>
        </table:table-row>
        <table:table-row table:style-name="ro1">
          <table:table-cell office:value-type="float" office:value="5.998038" calcext:value-type="float">
            <text:p>5.998038</text:p>
          </table:table-cell>
          <table:table-cell office:value-type="float" office:value="1.051776" calcext:value-type="float">
            <text:p>1.051776</text:p>
          </table:table-cell>
          <table:table-cell office:value-type="float" office:value="-3.14967" calcext:value-type="float">
            <text:p>-3.14967</text:p>
          </table:table-cell>
          <table:table-cell office:value-type="float" office:value="0.01458111" calcext:value-type="float">
            <text:p>0.01458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0756" calcext:value-type="float">
            <text:p>0.01240756</text:p>
          </table:table-cell>
          <table:table-cell table:number-columns-repeated="24"/>
        </table:table-row>
        <table:table-row table:style-name="ro1">
          <table:table-cell office:value-type="float" office:value="1.008057" calcext:value-type="float">
            <text:p>1.008057</text:p>
          </table:table-cell>
          <table:table-cell office:value-type="float" office:value="24.50732" calcext:value-type="float">
            <text:p>24.50732</text:p>
          </table:table-cell>
          <table:table-cell office:value-type="float" office:value="1.008207" calcext:value-type="float">
            <text:p>1.008207</text:p>
          </table:table-cell>
          <table:table-cell office:value-type="float" office:value="1.905442" calcext:value-type="float">
            <text:p>1.90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0607" calcext:value-type="float">
            <text:p>0.01220607</text:p>
          </table:table-cell>
          <table:table-cell table:number-columns-repeated="24"/>
        </table:table-row>
        <table:table-row table:style-name="ro1">
          <table:table-cell office:value-type="float" office:value="4.24153" calcext:value-type="float">
            <text:p>4.24153</text:p>
          </table:table-cell>
          <table:table-cell office:value-type="float" office:value="1.547123" calcext:value-type="float">
            <text:p>1.547123</text:p>
          </table:table-cell>
          <table:table-cell office:value-type="float" office:value="-3.11871" calcext:value-type="float">
            <text:p>-3.11871</text:p>
          </table:table-cell>
          <table:table-cell office:value-type="float" office:value="0.2381561" calcext:value-type="float">
            <text:p>0.2381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7054" calcext:value-type="float">
            <text:p>0.01217054</text:p>
          </table:table-cell>
          <table:table-cell table:number-columns-repeated="24"/>
        </table:table-row>
        <table:table-row table:style-name="ro1">
          <table:table-cell office:value-type="float" office:value="4.512281" calcext:value-type="float">
            <text:p>4.512281</text:p>
          </table:table-cell>
          <table:table-cell office:value-type="float" office:value="1.418379" calcext:value-type="float">
            <text:p>1.418379</text:p>
          </table:table-cell>
          <table:table-cell office:value-type="float" office:value="-3.149957" calcext:value-type="float">
            <text:p>-3.149957</text:p>
          </table:table-cell>
          <table:table-cell office:value-type="float" office:value="0.1814785" calcext:value-type="float">
            <text:p>0.1814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428" calcext:value-type="float">
            <text:p>0.0119428</text:p>
          </table:table-cell>
          <table:table-cell table:number-columns-repeated="24"/>
        </table:table-row>
        <table:table-row table:style-name="ro1">
          <table:table-cell office:value-type="float" office:value="1.782166" calcext:value-type="float">
            <text:p>1.782166</text:p>
          </table:table-cell>
          <table:table-cell office:value-type="float" office:value="21.38813" calcext:value-type="float">
            <text:p>21.38813</text:p>
          </table:table-cell>
          <table:table-cell office:value-type="float" office:value="0.8809664" calcext:value-type="float">
            <text:p>0.8809664</text:p>
          </table:table-cell>
          <table:table-cell office:value-type="float" office:value="1.515199" calcext:value-type="float">
            <text:p>1.515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3671" calcext:value-type="float">
            <text:p>0.01163671</text:p>
          </table:table-cell>
          <table:table-cell table:number-columns-repeated="24"/>
        </table:table-row>
        <table:table-row table:style-name="ro1">
          <table:table-cell office:value-type="float" office:value="1.2722" calcext:value-type="float">
            <text:p>1.2722</text:p>
          </table:table-cell>
          <table:table-cell office:value-type="float" office:value="22.73154" calcext:value-type="float">
            <text:p>22.73154</text:p>
          </table:table-cell>
          <table:table-cell office:value-type="float" office:value="1.053694" calcext:value-type="float">
            <text:p>1.053694</text:p>
          </table:table-cell>
          <table:table-cell office:value-type="float" office:value="1.509803" calcext:value-type="float">
            <text:p>1.509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0022" calcext:value-type="float">
            <text:p>0.01160022</text:p>
          </table:table-cell>
          <table:table-cell table:number-columns-repeated="24"/>
        </table:table-row>
        <table:table-row table:style-name="ro1">
          <table:table-cell office:value-type="float" office:value="2.74643" calcext:value-type="float">
            <text:p>2.74643</text:p>
          </table:table-cell>
          <table:table-cell office:value-type="float" office:value="2.147196" calcext:value-type="float">
            <text:p>2.147196</text:p>
          </table:table-cell>
          <table:table-cell office:value-type="float" office:value="-3.149146" calcext:value-type="float">
            <text:p>-3.149146</text:p>
          </table:table-cell>
          <table:table-cell office:value-type="float" office:value="0.4577213" calcext:value-type="float">
            <text:p>0.4577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5207" calcext:value-type="float">
            <text:p>0.01155207</text:p>
          </table:table-cell>
          <table:table-cell table:number-columns-repeated="24"/>
        </table:table-row>
        <table:table-row table:style-name="ro1">
          <table:table-cell office:value-type="float" office:value="16.14673" calcext:value-type="float">
            <text:p>16.14673</text:p>
          </table:table-cell>
          <table:table-cell office:value-type="float" office:value="0.002380243" calcext:value-type="float">
            <text:p>0.002380243</text:p>
          </table:table-cell>
          <table:table-cell office:value-type="float" office:value="-3.035173" calcext:value-type="float">
            <text:p>-3.035173</text:p>
          </table:table-cell>
          <table:table-cell office:value-type="float" office:value="-0.9661907" calcext:value-type="float">
            <text:p>-0.9661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8551" calcext:value-type="float">
            <text:p>0.01148551</text:p>
          </table:table-cell>
          <table:table-cell table:number-columns-repeated="24"/>
        </table:table-row>
        <table:table-row table:style-name="ro1">
          <table:table-cell office:value-type="float" office:value="14.22884" calcext:value-type="float">
            <text:p>14.22884</text:p>
          </table:table-cell>
          <table:table-cell office:value-type="float" office:value="0.04575181" calcext:value-type="float">
            <text:p>0.04575181</text:p>
          </table:table-cell>
          <table:table-cell office:value-type="float" office:value="-3.127031" calcext:value-type="float">
            <text:p>-3.127031</text:p>
          </table:table-cell>
          <table:table-cell office:value-type="float" office:value="-0.8279102" calcext:value-type="float">
            <text:p>-0.827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8169" calcext:value-type="float">
            <text:p>0.01098169</text:p>
          </table:table-cell>
          <table:table-cell table:number-columns-repeated="24"/>
        </table:table-row>
        <table:table-row table:style-name="ro1">
          <table:table-cell office:value-type="float" office:value="8.441084" calcext:value-type="float">
            <text:p>8.441084</text:p>
          </table:table-cell>
          <table:table-cell office:value-type="float" office:value="0.6246447" calcext:value-type="float">
            <text:p>0.6246447</text:p>
          </table:table-cell>
          <table:table-cell office:value-type="float" office:value="-3.147415" calcext:value-type="float">
            <text:p>-3.147415</text:p>
          </table:table-cell>
          <table:table-cell office:value-type="float" office:value="-0.223525" calcext:value-type="float">
            <text:p>-0.223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2187" calcext:value-type="float">
            <text:p>0.01092187</text:p>
          </table:table-cell>
          <table:table-cell table:number-columns-repeated="24"/>
        </table:table-row>
        <table:table-row table:style-name="ro1">
          <table:table-cell office:value-type="float" office:value="1.633448" calcext:value-type="float">
            <text:p>1.633448</text:p>
          </table:table-cell>
          <table:table-cell office:value-type="float" office:value="21.66879" calcext:value-type="float">
            <text:p>21.66879</text:p>
          </table:table-cell>
          <table:table-cell office:value-type="float" office:value="0.8888328" calcext:value-type="float">
            <text:p>0.8888328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6884" calcext:value-type="float">
            <text:p>0.01076884</text:p>
          </table:table-cell>
          <table:table-cell table:number-columns-repeated="24"/>
        </table:table-row>
        <table:table-row table:style-name="ro1">
          <table:table-cell office:value-type="float" office:value="3.982783" calcext:value-type="float">
            <text:p>3.982783</text:p>
          </table:table-cell>
          <table:table-cell office:value-type="float" office:value="1.587406" calcext:value-type="float">
            <text:p>1.587406</text:p>
          </table:table-cell>
          <table:table-cell office:value-type="float" office:value="-3.148558" calcext:value-type="float">
            <text:p>-3.148558</text:p>
          </table:table-cell>
          <table:table-cell office:value-type="float" office:value="0.2511342" calcext:value-type="float">
            <text:p>0.2511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071" calcext:value-type="float">
            <text:p>0.0107071</text:p>
          </table:table-cell>
          <table:table-cell table:number-columns-repeated="24"/>
        </table:table-row>
        <table:table-row table:style-name="ro1">
          <table:table-cell office:value-type="float" office:value="4.717949" calcext:value-type="float">
            <text:p>4.717949</text:p>
          </table:table-cell>
          <table:table-cell office:value-type="float" office:value="1.359971" calcext:value-type="float">
            <text:p>1.359971</text:p>
          </table:table-cell>
          <table:table-cell office:value-type="float" office:value="-3.149922" calcext:value-type="float">
            <text:p>-3.149922</text:p>
          </table:table-cell>
          <table:table-cell office:value-type="float" office:value="0.1565009" calcext:value-type="float">
            <text:p>0.1565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0153" calcext:value-type="float">
            <text:p>0.01060153</text:p>
          </table:table-cell>
          <table:table-cell table:number-columns-repeated="24"/>
        </table:table-row>
        <table:table-row table:style-name="ro1">
          <table:table-cell office:value-type="float" office:value="10.8068" calcext:value-type="float">
            <text:p>10.8068</text:p>
          </table:table-cell>
          <table:table-cell office:value-type="float" office:value="0.3208901" calcext:value-type="float">
            <text:p>0.3208901</text:p>
          </table:table-cell>
          <table:table-cell office:value-type="float" office:value="-3.149994" calcext:value-type="float">
            <text:p>-3.149994</text:p>
          </table:table-cell>
          <table:table-cell office:value-type="float" office:value="-0.4537473" calcext:value-type="float">
            <text:p>-0.4537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3748" calcext:value-type="float">
            <text:p>0.01053748</text:p>
          </table:table-cell>
          <table:table-cell table:number-columns-repeated="24"/>
        </table:table-row>
        <table:table-row table:style-name="ro1">
          <table:table-cell office:value-type="float" office:value="1.992416" calcext:value-type="float">
            <text:p>1.992416</text:p>
          </table:table-cell>
          <table:table-cell office:value-type="float" office:value="21.00502" calcext:value-type="float">
            <text:p>21.00502</text:p>
          </table:table-cell>
          <table:table-cell office:value-type="float" office:value="0.8195185" calcext:value-type="float">
            <text:p>0.8195185</text:p>
          </table:table-cell>
          <table:table-cell office:value-type="float" office:value="1.533041" calcext:value-type="float">
            <text:p>1.533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3834" calcext:value-type="float">
            <text:p>0.01043834</text:p>
          </table:table-cell>
          <table:table-cell table:number-columns-repeated="24"/>
        </table:table-row>
        <table:table-row table:style-name="ro1">
          <table:table-cell office:value-type="float" office:value="7.817961" calcext:value-type="float">
            <text:p>7.817961</text:p>
          </table:table-cell>
          <table:table-cell office:value-type="float" office:value="0.71773" calcext:value-type="float">
            <text:p>0.71773</text:p>
          </table:table-cell>
          <table:table-cell office:value-type="float" office:value="-3.149995" calcext:value-type="float">
            <text:p>-3.149995</text:p>
          </table:table-cell>
          <table:table-cell office:value-type="float" office:value="-0.1661946" calcext:value-type="float">
            <text:p>-0.1661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0371" calcext:value-type="float">
            <text:p>0.01040371</text:p>
          </table:table-cell>
          <table:table-cell table:number-columns-repeated="24"/>
        </table:table-row>
        <table:table-row table:style-name="ro1">
          <table:table-cell office:value-type="float" office:value="9.466165" calcext:value-type="float">
            <text:p>9.466165</text:p>
          </table:table-cell>
          <table:table-cell office:value-type="float" office:value="0.4819011" calcext:value-type="float">
            <text:p>0.4819011</text:p>
          </table:table-cell>
          <table:table-cell office:value-type="float" office:value="-3.148628" calcext:value-type="float">
            <text:p>-3.148628</text:p>
          </table:table-cell>
          <table:table-cell office:value-type="float" office:value="-0.3219065" calcext:value-type="float">
            <text:p>-0.3219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5742" calcext:value-type="float">
            <text:p>0.01025742</text:p>
          </table:table-cell>
          <table:table-cell table:number-columns-repeated="24"/>
        </table:table-row>
        <table:table-row table:style-name="ro1">
          <table:table-cell office:value-type="float" office:value="1.407356" calcext:value-type="float">
            <text:p>1.407356</text:p>
          </table:table-cell>
          <table:table-cell office:value-type="float" office:value="22.23985" calcext:value-type="float">
            <text:p>22.23985</text:p>
          </table:table-cell>
          <table:table-cell office:value-type="float" office:value="0.8622185" calcext:value-type="float">
            <text:p>0.8622185</text:p>
          </table:table-cell>
          <table:table-cell office:value-type="float" office:value="1.706127" calcext:value-type="float">
            <text:p>1.706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4572" calcext:value-type="float">
            <text:p>0.01014572</text:p>
          </table:table-cell>
          <table:table-cell table:number-columns-repeated="24"/>
        </table:table-row>
        <table:table-row table:style-name="ro1">
          <table:table-cell office:value-type="float" office:value="5.064023" calcext:value-type="float">
            <text:p>5.064023</text:p>
          </table:table-cell>
          <table:table-cell office:value-type="float" office:value="1.268226" calcext:value-type="float">
            <text:p>1.268226</text:p>
          </table:table-cell>
          <table:table-cell office:value-type="float" office:value="-3.149788" calcext:value-type="float">
            <text:p>-3.149788</text:p>
          </table:table-cell>
          <table:table-cell office:value-type="float" office:value="0.1161496" calcext:value-type="float">
            <text:p>0.1161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7557" calcext:value-type="float">
            <text:p>0.01007557</text:p>
          </table:table-cell>
          <table:table-cell table:number-columns-repeated="24"/>
        </table:table-row>
        <table:table-row table:style-name="ro1">
          <table:table-cell office:value-type="float" office:value="5.764488" calcext:value-type="float">
            <text:p>5.764488</text:p>
          </table:table-cell>
          <table:table-cell office:value-type="float" office:value="1.102508" calcext:value-type="float">
            <text:p>1.102508</text:p>
          </table:table-cell>
          <table:table-cell office:value-type="float" office:value="-3.149481" calcext:value-type="float">
            <text:p>-3.149481</text:p>
          </table:table-cell>
          <table:table-cell office:value-type="float" office:value="0.03930888" calcext:value-type="float">
            <text:p>0.03930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30767" calcext:value-type="float">
            <text:p>0.009930767</text:p>
          </table:table-cell>
          <table:table-cell table:number-columns-repeated="24"/>
        </table:table-row>
        <table:table-row table:style-name="ro1">
          <table:table-cell office:value-type="float" office:value="2.217408" calcext:value-type="float">
            <text:p>2.217408</text:p>
          </table:table-cell>
          <table:table-cell office:value-type="float" office:value="2.629279" calcext:value-type="float">
            <text:p>2.629279</text:p>
          </table:table-cell>
          <table:table-cell office:value-type="float" office:value="-3.148775" calcext:value-type="float">
            <text:p>-3.148775</text:p>
          </table:table-cell>
          <table:table-cell office:value-type="float" office:value="0.6146656" calcext:value-type="float">
            <text:p>0.61466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79653" calcext:value-type="float">
            <text:p>0.009879653</text:p>
          </table:table-cell>
          <table:table-cell table:number-columns-repeated="24"/>
        </table:table-row>
        <table:table-row table:style-name="ro1">
          <table:table-cell office:value-type="float" office:value="4.832932" calcext:value-type="float">
            <text:p>4.832932</text:p>
          </table:table-cell>
          <table:table-cell office:value-type="float" office:value="1.330278" calcext:value-type="float">
            <text:p>1.330278</text:p>
          </table:table-cell>
          <table:table-cell office:value-type="float" office:value="-3.148643" calcext:value-type="float">
            <text:p>-3.148643</text:p>
          </table:table-cell>
          <table:table-cell office:value-type="float" office:value="0.1437584" calcext:value-type="float">
            <text:p>0.1437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46773" calcext:value-type="float">
            <text:p>0.009846773</text:p>
          </table:table-cell>
          <table:table-cell table:number-columns-repeated="24"/>
        </table:table-row>
        <table:table-row table:style-name="ro1">
          <table:table-cell office:value-type="float" office:value="11.12609" calcext:value-type="float">
            <text:p>11.12609</text:p>
          </table:table-cell>
          <table:table-cell office:value-type="float" office:value="0.287853" calcext:value-type="float">
            <text:p>0.287853</text:p>
          </table:table-cell>
          <table:table-cell office:value-type="float" office:value="-3.148404" calcext:value-type="float">
            <text:p>-3.148404</text:p>
          </table:table-cell>
          <table:table-cell office:value-type="float" office:value="-0.4844135" calcext:value-type="float">
            <text:p>-0.4844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7782" calcext:value-type="float">
            <text:p>0.009837782</text:p>
          </table:table-cell>
          <table:table-cell table:number-columns-repeated="24"/>
        </table:table-row>
        <table:table-row table:style-name="ro1">
          <table:table-cell office:value-type="float" office:value="13.01095" calcext:value-type="float">
            <text:p>13.01095</text:p>
          </table:table-cell>
          <table:table-cell office:value-type="float" office:value="0.1152567" calcext:value-type="float">
            <text:p>0.1152567</text:p>
          </table:table-cell>
          <table:table-cell office:value-type="float" office:value="-3.149446" calcext:value-type="float">
            <text:p>-3.149446</text:p>
          </table:table-cell>
          <table:table-cell office:value-type="float" office:value="-0.6951681" calcext:value-type="float">
            <text:p>-0.6951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13556" calcext:value-type="float">
            <text:p>0.009813556</text:p>
          </table:table-cell>
          <table:table-cell table:number-columns-repeated="24"/>
        </table:table-row>
        <table:table-row table:style-name="ro1">
          <table:table-cell office:value-type="float" office:value="2.165865" calcext:value-type="float">
            <text:p>2.165865</text:p>
          </table:table-cell>
          <table:table-cell office:value-type="float" office:value="2.71384" calcext:value-type="float">
            <text:p>2.71384</text:p>
          </table:table-cell>
          <table:table-cell office:value-type="float" office:value="-3.148558" calcext:value-type="float">
            <text:p>-3.148558</text:p>
          </table:table-cell>
          <table:table-cell office:value-type="float" office:value="0.6406616" calcext:value-type="float">
            <text:p>0.6406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05451" calcext:value-type="float">
            <text:p>0.009705451</text:p>
          </table:table-cell>
          <table:table-cell table:number-columns-repeated="24"/>
        </table:table-row>
        <table:table-row table:style-name="ro1">
          <table:table-cell office:value-type="float" office:value="10.39136" calcext:value-type="float">
            <text:p>10.39136</text:p>
          </table:table-cell>
          <table:table-cell office:value-type="float" office:value="0.3675815" calcext:value-type="float">
            <text:p>0.3675815</text:p>
          </table:table-cell>
          <table:table-cell office:value-type="float" office:value="-3.149996" calcext:value-type="float">
            <text:p>-3.149996</text:p>
          </table:table-cell>
          <table:table-cell office:value-type="float" office:value="-0.4125626" calcext:value-type="float">
            <text:p>-0.4125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57676" calcext:value-type="float">
            <text:p>0.009657676</text:p>
          </table:table-cell>
          <table:table-cell table:number-columns-repeated="24"/>
        </table:table-row>
        <table:table-row table:style-name="ro1">
          <table:table-cell office:value-type="float" office:value="6.635686" calcext:value-type="float">
            <text:p>6.635686</text:p>
          </table:table-cell>
          <table:table-cell office:value-type="float" office:value="0.9239619" calcext:value-type="float">
            <text:p>0.9239619</text:p>
          </table:table-cell>
          <table:table-cell office:value-type="float" office:value="-3.149646" calcext:value-type="float">
            <text:p>-3.149646</text:p>
          </table:table-cell>
          <table:table-cell office:value-type="float" office:value="-0.05049066" calcext:value-type="float">
            <text:p>-0.05049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54064" calcext:value-type="float">
            <text:p>0.009654064</text:p>
          </table:table-cell>
          <table:table-cell table:number-columns-repeated="24"/>
        </table:table-row>
        <table:table-row table:style-name="ro1">
          <table:table-cell office:value-type="float" office:value="10.97707" calcext:value-type="float">
            <text:p>10.97707</text:p>
          </table:table-cell>
          <table:table-cell office:value-type="float" office:value="0.3024728" calcext:value-type="float">
            <text:p>0.3024728</text:p>
          </table:table-cell>
          <table:table-cell office:value-type="float" office:value="-3.149979" calcext:value-type="float">
            <text:p>-3.149979</text:p>
          </table:table-cell>
          <table:table-cell office:value-type="float" office:value="-0.4708696" calcext:value-type="float">
            <text:p>-0.4708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60844" calcext:value-type="float">
            <text:p>0.009560844</text:p>
          </table:table-cell>
          <table:table-cell table:number-columns-repeated="24"/>
        </table:table-row>
        <table:table-row table:style-name="ro1">
          <table:table-cell office:value-type="float" office:value="1.627686" calcext:value-type="float">
            <text:p>1.627686</text:p>
          </table:table-cell>
          <table:table-cell office:value-type="float" office:value="21.68199" calcext:value-type="float">
            <text:p>21.68199</text:p>
          </table:table-cell>
          <table:table-cell office:value-type="float" office:value="0.8918984" calcext:value-type="float">
            <text:p>0.8918984</text:p>
          </table:table-cell>
          <table:table-cell office:value-type="float" office:value="1.556387" calcext:value-type="float">
            <text:p>1.556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453609" calcext:value-type="float">
            <text:p>0.009453609</text:p>
          </table:table-cell>
          <table:table-cell table:number-columns-repeated="24"/>
        </table:table-row>
        <table:table-row table:style-name="ro1">
          <table:table-cell office:value-type="float" office:value="1.002522" calcext:value-type="float">
            <text:p>1.002522</text:p>
          </table:table-cell>
          <table:table-cell office:value-type="float" office:value="24.7556" calcext:value-type="float">
            <text:p>24.7556</text:p>
          </table:table-cell>
          <table:table-cell office:value-type="float" office:value="1.011674" calcext:value-type="float">
            <text:p>1.011674</text:p>
          </table:table-cell>
          <table:table-cell office:value-type="float" office:value="1.943139" calcext:value-type="float">
            <text:p>1.943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82221" calcext:value-type="float">
            <text:p>0.009382221</text:p>
          </table:table-cell>
          <table:table-cell table:number-columns-repeated="24"/>
        </table:table-row>
        <table:table-row table:style-name="ro1">
          <table:table-cell office:value-type="float" office:value="3.654603" calcext:value-type="float">
            <text:p>3.654603</text:p>
          </table:table-cell>
          <table:table-cell office:value-type="float" office:value="1.704182" calcext:value-type="float">
            <text:p>1.704182</text:p>
          </table:table-cell>
          <table:table-cell office:value-type="float" office:value="-3.149971" calcext:value-type="float">
            <text:p>-3.149971</text:p>
          </table:table-cell>
          <table:table-cell office:value-type="float" office:value="0.2968002" calcext:value-type="float">
            <text:p>0.2968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82252" calcext:value-type="float">
            <text:p>0.009282252</text:p>
          </table:table-cell>
          <table:table-cell table:number-columns-repeated="24"/>
        </table:table-row>
        <table:table-row table:style-name="ro1">
          <table:table-cell office:value-type="float" office:value="3.273704" calcext:value-type="float">
            <text:p>3.273704</text:p>
          </table:table-cell>
          <table:table-cell office:value-type="float" office:value="1.863269" calcext:value-type="float">
            <text:p>1.863269</text:p>
          </table:table-cell>
          <table:table-cell office:value-type="float" office:value="-3.149999" calcext:value-type="float">
            <text:p>-3.149999</text:p>
          </table:table-cell>
          <table:table-cell office:value-type="float" office:value="0.3567493" calcext:value-type="float">
            <text:p>0.3567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24366" calcext:value-type="float">
            <text:p>0.009224366</text:p>
          </table:table-cell>
          <table:table-cell table:number-columns-repeated="24"/>
        </table:table-row>
        <table:table-row table:style-name="ro1">
          <table:table-cell office:value-type="float" office:value="13.48791" calcext:value-type="float">
            <text:p>13.48791</text:p>
          </table:table-cell>
          <table:table-cell office:value-type="float" office:value="0.0812302" calcext:value-type="float">
            <text:p>0.0812302</text:p>
          </table:table-cell>
          <table:table-cell office:value-type="float" office:value="-3.149423" calcext:value-type="float">
            <text:p>-3.149423</text:p>
          </table:table-cell>
          <table:table-cell office:value-type="float" office:value="-0.757301" calcext:value-type="float">
            <text:p>-0.757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89073" calcext:value-type="float">
            <text:p>0.009189073</text:p>
          </table:table-cell>
          <table:table-cell table:number-columns-repeated="24"/>
        </table:table-row>
        <table:table-row table:style-name="ro1">
          <table:table-cell office:value-type="float" office:value="14.66238" calcext:value-type="float">
            <text:p>14.66238</text:p>
          </table:table-cell>
          <table:table-cell office:value-type="float" office:value="0.02489274" calcext:value-type="float">
            <text:p>0.02489274</text:p>
          </table:table-cell>
          <table:table-cell office:value-type="float" office:value="-3.149789" calcext:value-type="float">
            <text:p>-3.149789</text:p>
          </table:table-cell>
          <table:table-cell office:value-type="float" office:value="-0.9504434" calcext:value-type="float">
            <text:p>-0.9504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52418" calcext:value-type="float">
            <text:p>0.009152418</text:p>
          </table:table-cell>
          <table:table-cell table:number-columns-repeated="24"/>
        </table:table-row>
        <table:table-row table:style-name="ro1">
          <table:table-cell office:value-type="float" office:value="9.272335" calcext:value-type="float">
            <text:p>9.272335</text:p>
          </table:table-cell>
          <table:table-cell office:value-type="float" office:value="0.506079" calcext:value-type="float">
            <text:p>0.506079</text:p>
          </table:table-cell>
          <table:table-cell office:value-type="float" office:value="-3.15" calcext:value-type="float">
            <text:p>-3.15</text:p>
          </table:table-cell>
          <table:table-cell office:value-type="float" office:value="-0.3046016" calcext:value-type="float">
            <text:p>-0.3046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74499" calcext:value-type="float">
            <text:p>0.009074499</text:p>
          </table:table-cell>
          <table:table-cell table:number-columns-repeated="24"/>
        </table:table-row>
        <table:table-row table:style-name="ro1">
          <table:table-cell office:value-type="float" office:value="13.59163" calcext:value-type="float">
            <text:p>13.59163</text:p>
          </table:table-cell>
          <table:table-cell office:value-type="float" office:value="0.07489407" calcext:value-type="float">
            <text:p>0.07489407</text:p>
          </table:table-cell>
          <table:table-cell office:value-type="float" office:value="-3.148404" calcext:value-type="float">
            <text:p>-3.148404</text:p>
          </table:table-cell>
          <table:table-cell office:value-type="float" office:value="-0.7700643" calcext:value-type="float">
            <text:p>-0.7700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23715" calcext:value-type="float">
            <text:p>0.009023715</text:p>
          </table:table-cell>
          <table:table-cell table:number-columns-repeated="24"/>
        </table:table-row>
        <table:table-row table:style-name="ro1">
          <table:table-cell office:value-type="float" office:value="6.266857" calcext:value-type="float">
            <text:p>6.266857</text:p>
          </table:table-cell>
          <table:table-cell office:value-type="float" office:value="0.9958708" calcext:value-type="float">
            <text:p>0.9958708</text:p>
          </table:table-cell>
          <table:table-cell office:value-type="float" office:value="-3.149956" calcext:value-type="float">
            <text:p>-3.149956</text:p>
          </table:table-cell>
          <table:table-cell office:value-type="float" office:value="-0.01339773" calcext:value-type="float">
            <text:p>-0.01339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10177" calcext:value-type="float">
            <text:p>0.009010177</text:p>
          </table:table-cell>
          <table:table-cell table:number-columns-repeated="24"/>
        </table:table-row>
        <table:table-row table:style-name="ro1">
          <table:table-cell office:value-type="float" office:value="4.07876" calcext:value-type="float">
            <text:p>4.07876</text:p>
          </table:table-cell>
          <table:table-cell office:value-type="float" office:value="1.555097" calcext:value-type="float">
            <text:p>1.555097</text:p>
          </table:table-cell>
          <table:table-cell office:value-type="float" office:value="-3.148549" calcext:value-type="float">
            <text:p>-3.148549</text:p>
          </table:table-cell>
          <table:table-cell office:value-type="float" office:value="0.2381561" calcext:value-type="float">
            <text:p>0.2381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85998" calcext:value-type="float">
            <text:p>0.008985998</text:p>
          </table:table-cell>
          <table:table-cell table:number-columns-repeated="24"/>
        </table:table-row>
        <table:table-row table:style-name="ro1">
          <table:table-cell office:value-type="float" office:value="5.187764" calcext:value-type="float">
            <text:p>5.187764</text:p>
          </table:table-cell>
          <table:table-cell office:value-type="float" office:value="1.237092" calcext:value-type="float">
            <text:p>1.237092</text:p>
          </table:table-cell>
          <table:table-cell office:value-type="float" office:value="-3.149788" calcext:value-type="float">
            <text:p>-3.149788</text:p>
          </table:table-cell>
          <table:table-cell office:value-type="float" office:value="0.102114" calcext:value-type="float">
            <text:p>0.102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89378" calcext:value-type="float">
            <text:p>0.008689378</text:p>
          </table:table-cell>
          <table:table-cell table:number-columns-repeated="24"/>
        </table:table-row>
        <table:table-row table:style-name="ro1">
          <table:table-cell office:value-type="float" office:value="13.31748" calcext:value-type="float">
            <text:p>13.31748</text:p>
          </table:table-cell>
          <table:table-cell office:value-type="float" office:value="0.1010083" calcext:value-type="float">
            <text:p>0.1010083</text:p>
          </table:table-cell>
          <table:table-cell office:value-type="float" office:value="-3.133285" calcext:value-type="float">
            <text:p>-3.133285</text:p>
          </table:table-cell>
          <table:table-cell office:value-type="float" office:value="-0.7114809" calcext:value-type="float">
            <text:p>-0.7114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32835" calcext:value-type="float">
            <text:p>0.008632835</text:p>
          </table:table-cell>
          <table:table-cell table:number-columns-repeated="24"/>
        </table:table-row>
        <table:table-row table:style-name="ro1">
          <table:table-cell office:value-type="float" office:value="12.07486" calcext:value-type="float">
            <text:p>12.07486</text:p>
          </table:table-cell>
          <table:table-cell office:value-type="float" office:value="0.1935998" calcext:value-type="float">
            <text:p>0.1935998</text:p>
          </table:table-cell>
          <table:table-cell office:value-type="float" office:value="-3.149873" calcext:value-type="float">
            <text:p>-3.149873</text:p>
          </table:table-cell>
          <table:table-cell office:value-type="float" office:value="-0.5863118" calcext:value-type="float">
            <text:p>-0.5863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42116" calcext:value-type="float">
            <text:p>0.008542116</text:p>
          </table:table-cell>
          <table:table-cell table:number-columns-repeated="24"/>
        </table:table-row>
        <table:table-row table:style-name="ro1">
          <table:table-cell office:value-type="float" office:value="12.83407" calcext:value-type="float">
            <text:p>12.83407</text:p>
          </table:table-cell>
          <table:table-cell office:value-type="float" office:value="0.1287117" calcext:value-type="float">
            <text:p>0.1287117</text:p>
          </table:table-cell>
          <table:table-cell office:value-type="float" office:value="-3.149959" calcext:value-type="float">
            <text:p>-3.149959</text:p>
          </table:table-cell>
          <table:table-cell office:value-type="float" office:value="-0.6740798" calcext:value-type="float">
            <text:p>-0.6740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17651" calcext:value-type="float">
            <text:p>0.008517651</text:p>
          </table:table-cell>
          <table:table-cell table:number-columns-repeated="24"/>
        </table:table-row>
        <table:table-row table:style-name="ro1">
          <table:table-cell office:value-type="float" office:value="11.9699" calcext:value-type="float">
            <text:p>11.9699</text:p>
          </table:table-cell>
          <table:table-cell office:value-type="float" office:value="0.2032131" calcext:value-type="float">
            <text:p>0.2032131</text:p>
          </table:table-cell>
          <table:table-cell office:value-type="float" office:value="-3.149953" calcext:value-type="float">
            <text:p>-3.149953</text:p>
          </table:table-cell>
          <table:table-cell office:value-type="float" office:value="-0.57488" calcext:value-type="float">
            <text:p>-0.57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36157" calcext:value-type="float">
            <text:p>0.008436157</text:p>
          </table:table-cell>
          <table:table-cell table:number-columns-repeated="24"/>
        </table:table-row>
        <table:table-row table:style-name="ro1">
          <table:table-cell office:value-type="float" office:value="5.816303" calcext:value-type="float">
            <text:p>5.816303</text:p>
          </table:table-cell>
          <table:table-cell office:value-type="float" office:value="1.091113" calcext:value-type="float">
            <text:p>1.091113</text:p>
          </table:table-cell>
          <table:table-cell office:value-type="float" office:value="-3.149481" calcext:value-type="float">
            <text:p>-3.149481</text:p>
          </table:table-cell>
          <table:table-cell office:value-type="float" office:value="0.03381238" calcext:value-type="float">
            <text:p>0.03381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98763" calcext:value-type="float">
            <text:p>0.008398763</text:p>
          </table:table-cell>
          <table:table-cell table:number-columns-repeated="24"/>
        </table:table-row>
        <table:table-row table:style-name="ro1">
          <table:table-cell office:value-type="float" office:value="14.95103" calcext:value-type="float">
            <text:p>14.95103</text:p>
          </table:table-cell>
          <table:table-cell office:value-type="float" office:value="0.02060355" calcext:value-type="float">
            <text:p>0.02060355</text:p>
          </table:table-cell>
          <table:table-cell office:value-type="float" office:value="-3.143534" calcext:value-type="float">
            <text:p>-3.143534</text:p>
          </table:table-cell>
          <table:table-cell office:value-type="float" office:value="-0.9987979" calcext:value-type="float">
            <text:p>-0.9987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53543" calcext:value-type="float">
            <text:p>0.008353543</text:p>
          </table:table-cell>
          <table:table-cell table:number-columns-repeated="24"/>
        </table:table-row>
        <table:table-row table:style-name="ro1">
          <table:table-cell office:value-type="float" office:value="1.240262" calcext:value-type="float">
            <text:p>1.240262</text:p>
          </table:table-cell>
          <table:table-cell office:value-type="float" office:value="22.74773" calcext:value-type="float">
            <text:p>22.74773</text:p>
          </table:table-cell>
          <table:table-cell office:value-type="float" office:value="0.9281424" calcext:value-type="float">
            <text:p>0.9281424</text:p>
          </table:table-cell>
          <table:table-cell office:value-type="float" office:value="1.705075" calcext:value-type="float">
            <text:p>1.705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04203" calcext:value-type="float">
            <text:p>0.008304203</text:p>
          </table:table-cell>
          <table:table-cell table:number-columns-repeated="24"/>
        </table:table-row>
        <table:table-row table:style-name="ro1">
          <table:table-cell office:value-type="float" office:value="5.540972" calcext:value-type="float">
            <text:p>5.540972</text:p>
          </table:table-cell>
          <table:table-cell office:value-type="float" office:value="1.152393" calcext:value-type="float">
            <text:p>1.152393</text:p>
          </table:table-cell>
          <table:table-cell office:value-type="float" office:value="-3.149957" calcext:value-type="float">
            <text:p>-3.149957</text:p>
          </table:table-cell>
          <table:table-cell office:value-type="float" office:value="0.06297016" calcext:value-type="float">
            <text:p>0.06297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64621" calcext:value-type="float">
            <text:p>0.008064621</text:p>
          </table:table-cell>
          <table:table-cell table:number-columns-repeated="24"/>
        </table:table-row>
        <table:table-row table:style-name="ro1">
          <table:table-cell office:value-type="float" office:value="6.90852" calcext:value-type="float">
            <text:p>6.90852</text:p>
          </table:table-cell>
          <table:table-cell office:value-type="float" office:value="0.8744363" calcext:value-type="float">
            <text:p>0.8744363</text:p>
          </table:table-cell>
          <table:table-cell office:value-type="float" office:value="-3.148494" calcext:value-type="float">
            <text:p>-3.148494</text:p>
          </table:table-cell>
          <table:table-cell office:value-type="float" office:value="-0.07675249" calcext:value-type="float">
            <text:p>-0.07675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37728" calcext:value-type="float">
            <text:p>0.008037728</text:p>
          </table:table-cell>
          <table:table-cell table:number-columns-repeated="24"/>
        </table:table-row>
        <table:table-row table:style-name="ro1">
          <table:table-cell office:value-type="float" office:value="9.572125" calcext:value-type="float">
            <text:p>9.572125</text:p>
          </table:table-cell>
          <table:table-cell office:value-type="float" office:value="0.4670917" calcext:value-type="float">
            <text:p>0.4670917</text:p>
          </table:table-cell>
          <table:table-cell office:value-type="float" office:value="-3.149984" calcext:value-type="float">
            <text:p>-3.149984</text:p>
          </table:table-cell>
          <table:table-cell office:value-type="float" office:value="-0.3332193" calcext:value-type="float">
            <text:p>-0.3332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9637" calcext:value-type="float">
            <text:p>0.00799637</text:p>
          </table:table-cell>
          <table:table-cell table:number-columns-repeated="24"/>
        </table:table-row>
        <table:table-row table:style-name="ro1">
          <table:table-cell office:value-type="float" office:value="10.6087" calcext:value-type="float">
            <text:p>10.6087</text:p>
          </table:table-cell>
          <table:table-cell office:value-type="float" office:value="0.3430869" calcext:value-type="float">
            <text:p>0.3430869</text:p>
          </table:table-cell>
          <table:table-cell office:value-type="float" office:value="-3.149689" calcext:value-type="float">
            <text:p>-3.149689</text:p>
          </table:table-cell>
          <table:table-cell office:value-type="float" office:value="-0.4337139" calcext:value-type="float">
            <text:p>-0.4337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81072" calcext:value-type="float">
            <text:p>0.007981072</text:p>
          </table:table-cell>
          <table:table-cell table:number-columns-repeated="24"/>
        </table:table-row>
        <table:table-row table:style-name="ro1">
          <table:table-cell office:value-type="float" office:value="8.307245" calcext:value-type="float">
            <text:p>8.307245</text:p>
          </table:table-cell>
          <table:table-cell office:value-type="float" office:value="0.6443483" calcext:value-type="float">
            <text:p>0.6443483</text:p>
          </table:table-cell>
          <table:table-cell office:value-type="float" office:value="-3.147611" calcext:value-type="float">
            <text:p>-3.147611</text:p>
          </table:table-cell>
          <table:table-cell office:value-type="float" office:value="-0.2109758" calcext:value-type="float">
            <text:p>-0.2109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76562" calcext:value-type="float">
            <text:p>0.007876562</text:p>
          </table:table-cell>
          <table:table-cell table:number-columns-repeated="24"/>
        </table:table-row>
        <table:table-row table:style-name="ro1">
          <table:table-cell office:value-type="float" office:value="13.99216" calcext:value-type="float">
            <text:p>13.99216</text:p>
          </table:table-cell>
          <table:table-cell office:value-type="float" office:value="0.05089576" calcext:value-type="float">
            <text:p>0.05089576</text:p>
          </table:table-cell>
          <table:table-cell office:value-type="float" office:value="-3.14982" calcext:value-type="float">
            <text:p>-3.14982</text:p>
          </table:table-cell>
          <table:table-cell office:value-type="float" office:value="-0.8313296" calcext:value-type="float">
            <text:p>-0.8313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62988" calcext:value-type="float">
            <text:p>0.007862988</text:p>
          </table:table-cell>
          <table:table-cell table:number-columns-repeated="24"/>
        </table:table-row>
        <table:table-row table:style-name="ro1">
          <table:table-cell office:value-type="float" office:value="3.402959" calcext:value-type="float">
            <text:p>3.402959</text:p>
          </table:table-cell>
          <table:table-cell office:value-type="float" office:value="1.816613" calcext:value-type="float">
            <text:p>1.816613</text:p>
          </table:table-cell>
          <table:table-cell office:value-type="float" office:value="-3.14378" calcext:value-type="float">
            <text:p>-3.14378</text:p>
          </table:table-cell>
          <table:table-cell office:value-type="float" office:value="0.340127" calcext:value-type="float">
            <text:p>0.340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66998" calcext:value-type="float">
            <text:p>0.007766998</text:p>
          </table:table-cell>
          <table:table-cell table:number-columns-repeated="24"/>
        </table:table-row>
        <table:table-row table:style-name="ro1">
          <table:table-cell office:value-type="float" office:value="7.487968" calcext:value-type="float">
            <text:p>7.487968</text:p>
          </table:table-cell>
          <table:table-cell office:value-type="float" office:value="0.771938" calcext:value-type="float">
            <text:p>0.771938</text:p>
          </table:table-cell>
          <table:table-cell office:value-type="float" office:value="-3.149751" calcext:value-type="float">
            <text:p>-3.149751</text:p>
          </table:table-cell>
          <table:table-cell office:value-type="float" office:value="-0.134256" calcext:value-type="float">
            <text:p>-0.134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1971" calcext:value-type="float">
            <text:p>0.00761971</text:p>
          </table:table-cell>
          <table:table-cell table:number-columns-repeated="24"/>
        </table:table-row>
        <table:table-row table:style-name="ro1">
          <table:table-cell office:value-type="float" office:value="8.804393" calcext:value-type="float">
            <text:p>8.804393</text:p>
          </table:table-cell>
          <table:table-cell office:value-type="float" office:value="0.5699337" calcext:value-type="float">
            <text:p>0.5699337</text:p>
          </table:table-cell>
          <table:table-cell office:value-type="float" office:value="-3.149999" calcext:value-type="float">
            <text:p>-3.149999</text:p>
          </table:table-cell>
          <table:table-cell office:value-type="float" office:value="-0.2601121" calcext:value-type="float">
            <text:p>-0.260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99436" calcext:value-type="float">
            <text:p>0.007599436</text:p>
          </table:table-cell>
          <table:table-cell table:number-columns-repeated="24"/>
        </table:table-row>
        <table:table-row table:style-name="ro1">
          <table:table-cell office:value-type="float" office:value="13.76308" calcext:value-type="float">
            <text:p>13.76308</text:p>
          </table:table-cell>
          <table:table-cell office:value-type="float" office:value="0.06466318" calcext:value-type="float">
            <text:p>0.06466318</text:p>
          </table:table-cell>
          <table:table-cell office:value-type="float" office:value="-3.14733" calcext:value-type="float">
            <text:p>-3.14733</text:p>
          </table:table-cell>
          <table:table-cell office:value-type="float" office:value="-0.7927389" calcext:value-type="float">
            <text:p>-0.7927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23507" calcext:value-type="float">
            <text:p>0.007523507</text:p>
          </table:table-cell>
          <table:table-cell table:number-columns-repeated="24"/>
        </table:table-row>
        <table:table-row table:style-name="ro1">
          <table:table-cell office:value-type="float" office:value="14.43587" calcext:value-type="float">
            <text:p>14.43587</text:p>
          </table:table-cell>
          <table:table-cell office:value-type="float" office:value="0.03121924" calcext:value-type="float">
            <text:p>0.03121924</text:p>
          </table:table-cell>
          <table:table-cell office:value-type="float" office:value="-3.149959" calcext:value-type="float">
            <text:p>-3.149959</text:p>
          </table:table-cell>
          <table:table-cell office:value-type="float" office:value="-0.9065578" calcext:value-type="float">
            <text:p>-0.9065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01766" calcext:value-type="float">
            <text:p>0.007501766</text:p>
          </table:table-cell>
          <table:table-cell table:number-columns-repeated="24"/>
        </table:table-row>
        <table:table-row table:style-name="ro1">
          <table:table-cell office:value-type="float" office:value="3.578849" calcext:value-type="float">
            <text:p>3.578849</text:p>
          </table:table-cell>
          <table:table-cell office:value-type="float" office:value="1.764139" calcext:value-type="float">
            <text:p>1.764139</text:p>
          </table:table-cell>
          <table:table-cell office:value-type="float" office:value="-3.131478" calcext:value-type="float">
            <text:p>-3.131478</text:p>
          </table:table-cell>
          <table:table-cell office:value-type="float" office:value="0.3216854" calcext:value-type="float">
            <text:p>0.3216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5978" calcext:value-type="float">
            <text:p>0.00745978</text:p>
          </table:table-cell>
          <table:table-cell table:number-columns-repeated="24"/>
        </table:table-row>
        <table:table-row table:style-name="ro1">
          <table:table-cell office:value-type="float" office:value="6.712791" calcext:value-type="float">
            <text:p>6.712791</text:p>
          </table:table-cell>
          <table:table-cell office:value-type="float" office:value="0.9090094" calcext:value-type="float">
            <text:p>0.9090094</text:p>
          </table:table-cell>
          <table:table-cell office:value-type="float" office:value="-3.149997" calcext:value-type="float">
            <text:p>-3.149997</text:p>
          </table:table-cell>
          <table:table-cell office:value-type="float" office:value="-0.05845319" calcext:value-type="float">
            <text:p>-0.05845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86772" calcext:value-type="float">
            <text:p>0.007386772</text:p>
          </table:table-cell>
          <table:table-cell table:number-columns-repeated="24"/>
        </table:table-row>
        <table:table-row table:style-name="ro1">
          <table:table-cell office:value-type="float" office:value="8.842643" calcext:value-type="float">
            <text:p>8.842643</text:p>
          </table:table-cell>
          <table:table-cell office:value-type="float" office:value="0.5646121" calcext:value-type="float">
            <text:p>0.5646121</text:p>
          </table:table-cell>
          <table:table-cell office:value-type="float" office:value="-3.149956" calcext:value-type="float">
            <text:p>-3.149956</text:p>
          </table:table-cell>
          <table:table-cell office:value-type="float" office:value="-0.2637085" calcext:value-type="float">
            <text:p>-0.2637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1306" calcext:value-type="float">
            <text:p>0.00731306</text:p>
          </table:table-cell>
          <table:table-cell table:number-columns-repeated="24"/>
        </table:table-row>
        <table:table-row table:style-name="ro1">
          <table:table-cell office:value-type="float" office:value="14.09092" calcext:value-type="float">
            <text:p>14.09092</text:p>
          </table:table-cell>
          <table:table-cell office:value-type="float" office:value="0.0458262" calcext:value-type="float">
            <text:p>0.0458262</text:p>
          </table:table-cell>
          <table:table-cell office:value-type="float" office:value="-3.149958" calcext:value-type="float">
            <text:p>-3.149958</text:p>
          </table:table-cell>
          <table:table-cell office:value-type="float" office:value="-0.8472292" calcext:value-type="float">
            <text:p>-0.8472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38857" calcext:value-type="float">
            <text:p>0.007238857</text:p>
          </table:table-cell>
          <table:table-cell table:number-columns-repeated="24"/>
        </table:table-row>
        <table:table-row table:style-name="ro1">
          <table:table-cell office:value-type="float" office:value="9.017076" calcext:value-type="float">
            <text:p>9.017076</text:p>
          </table:table-cell>
          <table:table-cell office:value-type="float" office:value="0.5404761" calcext:value-type="float">
            <text:p>0.5404761</text:p>
          </table:table-cell>
          <table:table-cell office:value-type="float" office:value="-3.149969" calcext:value-type="float">
            <text:p>-3.149969</text:p>
          </table:table-cell>
          <table:table-cell office:value-type="float" office:value="-0.2802879" calcext:value-type="float">
            <text:p>-0.2802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35777" calcext:value-type="float">
            <text:p>0.007235777</text:p>
          </table:table-cell>
          <table:table-cell table:number-columns-repeated="24"/>
        </table:table-row>
        <table:table-row table:style-name="ro1">
          <table:table-cell office:value-type="float" office:value="13.13274" calcext:value-type="float">
            <text:p>13.13274</text:p>
          </table:table-cell>
          <table:table-cell office:value-type="float" office:value="0.1101128" calcext:value-type="float">
            <text:p>0.1101128</text:p>
          </table:table-cell>
          <table:table-cell office:value-type="float" office:value="-3.141774" calcext:value-type="float">
            <text:p>-3.141774</text:p>
          </table:table-cell>
          <table:table-cell office:value-type="float" office:value="-0.6999783" calcext:value-type="float">
            <text:p>-0.6999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2596" calcext:value-type="float">
            <text:p>0.00712596</text:p>
          </table:table-cell>
          <table:table-cell table:number-columns-repeated="24"/>
        </table:table-row>
        <table:table-row table:style-name="ro1">
          <table:table-cell office:value-type="float" office:value="1.802037" calcext:value-type="float">
            <text:p>1.802037</text:p>
          </table:table-cell>
          <table:table-cell office:value-type="float" office:value="21.35387" calcext:value-type="float">
            <text:p>21.35387</text:p>
          </table:table-cell>
          <table:table-cell office:value-type="float" office:value="0.8802459" calcext:value-type="float">
            <text:p>0.8802459</text:p>
          </table:table-cell>
          <table:table-cell office:value-type="float" office:value="1.509494" calcext:value-type="float">
            <text:p>1.509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2243" calcext:value-type="float">
            <text:p>0.00712243</text:p>
          </table:table-cell>
          <table:table-cell table:number-columns-repeated="24"/>
        </table:table-row>
        <table:table-row table:style-name="ro1">
          <table:table-cell office:value-type="float" office:value="7.670744" calcext:value-type="float">
            <text:p>7.670744</text:p>
          </table:table-cell>
          <table:table-cell office:value-type="float" office:value="0.7430203" calcext:value-type="float">
            <text:p>0.7430203</text:p>
          </table:table-cell>
          <table:table-cell office:value-type="float" office:value="-3.148494" calcext:value-type="float">
            <text:p>-3.148494</text:p>
          </table:table-cell>
          <table:table-cell office:value-type="float" office:value="-0.1509005" calcext:value-type="float">
            <text:p>-0.1509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01734" calcext:value-type="float">
            <text:p>0.007101734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38:43.504434702</dc:date>
    <meta:editing-duration>PT35S</meta:editing-duration>
    <meta:editing-cycles>1</meta:editing-cycles>
    <meta:document-statistic meta:table-count="1" meta:cell-count="7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727cm" svg:y="4.204cm" style:legend-expansion="high" chart:style-name="ch2"/>
        <chart:plot-area chart:style-name="ch3" table:cell-range-address="best_pop.A3:best_pop.B102" svg:x="0.319cm" svg:y="0.18cm" svg:width="13.089cm" svg:height="8.646cm">
          <chartooo:coordinate-region svg:x="0.94cm" svg:y="0.379cm" svg:width="12.2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729">
                <text:p>1.000729</text:p>
                <draw:g>
                  <svg:desc>best_pop.A3:best_pop.A102</svg:desc>
                </draw:g>
              </table:table-cell>
              <table:table-cell office:value-type="float" office:value="24.96419">
                <text:p>24.96419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1817">
                <text:p>16.81817</text:p>
              </table:table-cell>
              <table:table-cell office:value-type="float" office:value="0.00002012428">
                <text:p>0.00002012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5309">
                <text:p>2.055309</text:p>
              </table:table-cell>
              <table:table-cell office:value-type="float" office:value="3.114258">
                <text:p>3.11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6412">
                <text:p>2.046412</text:p>
              </table:table-cell>
              <table:table-cell office:value-type="float" office:value="20.9284">
                <text:p>20.9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5962">
                <text:p>16.35962</text:p>
              </table:table-cell>
              <table:table-cell office:value-type="float" office:value="0.0009001252">
                <text:p>0.0009001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5739">
                <text:p>15.15739</text:p>
              </table:table-cell>
              <table:table-cell office:value-type="float" office:value="0.01536264">
                <text:p>0.01536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10874">
                <text:p>3.010874</text:p>
              </table:table-cell>
              <table:table-cell office:value-type="float" office:value="1.99202">
                <text:p>1.9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6617">
                <text:p>1.516617</text:p>
              </table:table-cell>
              <table:table-cell office:value-type="float" office:value="21.9564">
                <text:p>21.9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6566">
                <text:p>12.56566</text:p>
              </table:table-cell>
              <table:table-cell office:value-type="float" office:value="0.1505496">
                <text:p>0.1505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73286">
                <text:p>7.073286</text:p>
              </table:table-cell>
              <table:table-cell office:value-type="float" office:value="0.8444918">
                <text:p>0.8444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6464">
                <text:p>15.56464</text:p>
              </table:table-cell>
              <table:table-cell office:value-type="float" office:value="0.00817972">
                <text:p>0.00817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4276">
                <text:p>10.14276</text:p>
              </table:table-cell>
              <table:table-cell office:value-type="float" office:value="0.396935">
                <text:p>0.396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2547">
                <text:p>12.22547</text:p>
              </table:table-cell>
              <table:table-cell office:value-type="float" office:value="0.1800698">
                <text:p>0.1800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397">
                <text:p>1.06397</text:p>
              </table:table-cell>
              <table:table-cell office:value-type="float" office:value="23.87189">
                <text:p>23.87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4826">
                <text:p>2.44826</text:p>
              </table:table-cell>
              <table:table-cell office:value-type="float" office:value="2.368439">
                <text:p>2.368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8548">
                <text:p>11.38548</text:p>
              </table:table-cell>
              <table:table-cell office:value-type="float" office:value="0.2656688">
                <text:p>0.2656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899209">
                <text:p>9.899209</text:p>
              </table:table-cell>
              <table:table-cell office:value-type="float" office:value="0.4272971">
                <text:p>0.4272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8685">
                <text:p>11.58685</text:p>
              </table:table-cell>
              <table:table-cell office:value-type="float" office:value="0.240067">
                <text:p>0.240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91578">
                <text:p>1.091578</text:p>
              </table:table-cell>
              <table:table-cell office:value-type="float" office:value="23.49837">
                <text:p>23.49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96407">
                <text:p>7.396407</text:p>
              </table:table-cell>
              <table:table-cell office:value-type="float" office:value="0.7874217">
                <text:p>0.7874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25661">
                <text:p>1.025661</text:p>
              </table:table-cell>
              <table:table-cell office:value-type="float" office:value="24.18269">
                <text:p>24.18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99772">
                <text:p>15.99772</text:p>
              </table:table-cell>
              <table:table-cell office:value-type="float" office:value="0.003170836">
                <text:p>0.003170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9464">
                <text:p>15.69464</text:p>
              </table:table-cell>
              <table:table-cell office:value-type="float" office:value="0.0066521">
                <text:p>0.0066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52949">
                <text:p>2.652949</text:p>
              </table:table-cell>
              <table:table-cell office:value-type="float" office:value="2.20811">
                <text:p>2.20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20945">
                <text:p>8.120945</text:p>
              </table:table-cell>
              <table:table-cell office:value-type="float" office:value="0.6764804">
                <text:p>0.6764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095">
                <text:p>1.18095</text:p>
              </table:table-cell>
              <table:table-cell office:value-type="float" office:value="23.00214">
                <text:p>23.00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5718">
                <text:p>1.355718</text:p>
              </table:table-cell>
              <table:table-cell office:value-type="float" office:value="22.35077">
                <text:p>22.35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40511">
                <text:p>6.440511</text:p>
              </table:table-cell>
              <table:table-cell office:value-type="float" office:value="0.9612905">
                <text:p>0.9612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81063">
                <text:p>1.881063</text:p>
              </table:table-cell>
              <table:table-cell office:value-type="float" office:value="21.1886">
                <text:p>21.1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7611">
                <text:p>5.37611</text:p>
              </table:table-cell>
              <table:table-cell office:value-type="float" office:value="1.191022">
                <text:p>1.191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8245">
                <text:p>11.8245</text:p>
              </table:table-cell>
              <table:table-cell office:value-type="float" office:value="0.2196575">
                <text:p>0.2196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122">
                <text:p>1.13122</text:p>
              </table:table-cell>
              <table:table-cell office:value-type="float" office:value="23.24379">
                <text:p>23.24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18687">
                <text:p>3.818687</text:p>
              </table:table-cell>
              <table:table-cell office:value-type="float" office:value="1.67922">
                <text:p>1.67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22045">
                <text:p>8.622045</text:p>
              </table:table-cell>
              <table:table-cell office:value-type="float" office:value="0.5958771">
                <text:p>0.5958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1801">
                <text:p>2.331801</text:p>
              </table:table-cell>
              <table:table-cell office:value-type="float" office:value="2.482457">
                <text:p>2.482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98038">
                <text:p>5.998038</text:p>
              </table:table-cell>
              <table:table-cell office:value-type="float" office:value="1.051776">
                <text:p>1.051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8057">
                <text:p>1.008057</text:p>
              </table:table-cell>
              <table:table-cell office:value-type="float" office:value="24.50732">
                <text:p>24.50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4153">
                <text:p>4.24153</text:p>
              </table:table-cell>
              <table:table-cell office:value-type="float" office:value="1.547123">
                <text:p>1.547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12281">
                <text:p>4.512281</text:p>
              </table:table-cell>
              <table:table-cell office:value-type="float" office:value="1.418379">
                <text:p>1.418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82166">
                <text:p>1.782166</text:p>
              </table:table-cell>
              <table:table-cell office:value-type="float" office:value="21.38813">
                <text:p>21.38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722">
                <text:p>1.2722</text:p>
              </table:table-cell>
              <table:table-cell office:value-type="float" office:value="22.73154">
                <text:p>22.73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4643">
                <text:p>2.74643</text:p>
              </table:table-cell>
              <table:table-cell office:value-type="float" office:value="2.147196">
                <text:p>2.147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4673">
                <text:p>16.14673</text:p>
              </table:table-cell>
              <table:table-cell office:value-type="float" office:value="0.002380243">
                <text:p>0.002380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2884">
                <text:p>14.22884</text:p>
              </table:table-cell>
              <table:table-cell office:value-type="float" office:value="0.04575181">
                <text:p>0.04575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41084">
                <text:p>8.441084</text:p>
              </table:table-cell>
              <table:table-cell office:value-type="float" office:value="0.6246447">
                <text:p>0.6246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33448">
                <text:p>1.633448</text:p>
              </table:table-cell>
              <table:table-cell office:value-type="float" office:value="21.66879">
                <text:p>21.66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82783">
                <text:p>3.982783</text:p>
              </table:table-cell>
              <table:table-cell office:value-type="float" office:value="1.587406">
                <text:p>1.587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7949">
                <text:p>4.717949</text:p>
              </table:table-cell>
              <table:table-cell office:value-type="float" office:value="1.359971">
                <text:p>1.359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068">
                <text:p>10.8068</text:p>
              </table:table-cell>
              <table:table-cell office:value-type="float" office:value="0.3208901">
                <text:p>0.3208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2416">
                <text:p>1.992416</text:p>
              </table:table-cell>
              <table:table-cell office:value-type="float" office:value="21.00502">
                <text:p>21.00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17961">
                <text:p>7.817961</text:p>
              </table:table-cell>
              <table:table-cell office:value-type="float" office:value="0.71773">
                <text:p>0.71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466165">
                <text:p>9.466165</text:p>
              </table:table-cell>
              <table:table-cell office:value-type="float" office:value="0.4819011">
                <text:p>0.4819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7356">
                <text:p>1.407356</text:p>
              </table:table-cell>
              <table:table-cell office:value-type="float" office:value="22.23985">
                <text:p>22.23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64023">
                <text:p>5.064023</text:p>
              </table:table-cell>
              <table:table-cell office:value-type="float" office:value="1.268226">
                <text:p>1.268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64488">
                <text:p>5.764488</text:p>
              </table:table-cell>
              <table:table-cell office:value-type="float" office:value="1.102508">
                <text:p>1.102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17408">
                <text:p>2.217408</text:p>
              </table:table-cell>
              <table:table-cell office:value-type="float" office:value="2.629279">
                <text:p>2.629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32932">
                <text:p>4.832932</text:p>
              </table:table-cell>
              <table:table-cell office:value-type="float" office:value="1.330278">
                <text:p>1.330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12609">
                <text:p>11.12609</text:p>
              </table:table-cell>
              <table:table-cell office:value-type="float" office:value="0.287853">
                <text:p>0.2878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01095">
                <text:p>13.01095</text:p>
              </table:table-cell>
              <table:table-cell office:value-type="float" office:value="0.1152567">
                <text:p>0.1152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65865">
                <text:p>2.165865</text:p>
              </table:table-cell>
              <table:table-cell office:value-type="float" office:value="2.71384">
                <text:p>2.71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39136">
                <text:p>10.39136</text:p>
              </table:table-cell>
              <table:table-cell office:value-type="float" office:value="0.3675815">
                <text:p>0.3675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35686">
                <text:p>6.635686</text:p>
              </table:table-cell>
              <table:table-cell office:value-type="float" office:value="0.9239619">
                <text:p>0.9239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97707">
                <text:p>10.97707</text:p>
              </table:table-cell>
              <table:table-cell office:value-type="float" office:value="0.3024728">
                <text:p>0.3024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27686">
                <text:p>1.627686</text:p>
              </table:table-cell>
              <table:table-cell office:value-type="float" office:value="21.68199">
                <text:p>21.68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2522">
                <text:p>1.002522</text:p>
              </table:table-cell>
              <table:table-cell office:value-type="float" office:value="24.7556">
                <text:p>24.7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4603">
                <text:p>3.654603</text:p>
              </table:table-cell>
              <table:table-cell office:value-type="float" office:value="1.704182">
                <text:p>1.70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73704">
                <text:p>3.273704</text:p>
              </table:table-cell>
              <table:table-cell office:value-type="float" office:value="1.863269">
                <text:p>1.863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8791">
                <text:p>13.48791</text:p>
              </table:table-cell>
              <table:table-cell office:value-type="float" office:value="0.0812302">
                <text:p>0.0812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6238">
                <text:p>14.66238</text:p>
              </table:table-cell>
              <table:table-cell office:value-type="float" office:value="0.02489274">
                <text:p>0.02489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72335">
                <text:p>9.272335</text:p>
              </table:table-cell>
              <table:table-cell office:value-type="float" office:value="0.506079">
                <text:p>0.506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9163">
                <text:p>13.59163</text:p>
              </table:table-cell>
              <table:table-cell office:value-type="float" office:value="0.07489407">
                <text:p>0.07489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66857">
                <text:p>6.266857</text:p>
              </table:table-cell>
              <table:table-cell office:value-type="float" office:value="0.9958708">
                <text:p>0.9958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7876">
                <text:p>4.07876</text:p>
              </table:table-cell>
              <table:table-cell office:value-type="float" office:value="1.555097">
                <text:p>1.555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87764">
                <text:p>5.187764</text:p>
              </table:table-cell>
              <table:table-cell office:value-type="float" office:value="1.237092">
                <text:p>1.237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31748">
                <text:p>13.31748</text:p>
              </table:table-cell>
              <table:table-cell office:value-type="float" office:value="0.1010083">
                <text:p>0.1010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07486">
                <text:p>12.07486</text:p>
              </table:table-cell>
              <table:table-cell office:value-type="float" office:value="0.1935998">
                <text:p>0.193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3407">
                <text:p>12.83407</text:p>
              </table:table-cell>
              <table:table-cell office:value-type="float" office:value="0.1287117">
                <text:p>0.128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699">
                <text:p>11.9699</text:p>
              </table:table-cell>
              <table:table-cell office:value-type="float" office:value="0.2032131">
                <text:p>0.2032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16303">
                <text:p>5.816303</text:p>
              </table:table-cell>
              <table:table-cell office:value-type="float" office:value="1.091113">
                <text:p>1.091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5103">
                <text:p>14.95103</text:p>
              </table:table-cell>
              <table:table-cell office:value-type="float" office:value="0.02060355">
                <text:p>0.02060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0262">
                <text:p>1.240262</text:p>
              </table:table-cell>
              <table:table-cell office:value-type="float" office:value="22.74773">
                <text:p>22.74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40972">
                <text:p>5.540972</text:p>
              </table:table-cell>
              <table:table-cell office:value-type="float" office:value="1.152393">
                <text:p>1.152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0852">
                <text:p>6.90852</text:p>
              </table:table-cell>
              <table:table-cell office:value-type="float" office:value="0.8744363">
                <text:p>0.8744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72125">
                <text:p>9.572125</text:p>
              </table:table-cell>
              <table:table-cell office:value-type="float" office:value="0.4670917">
                <text:p>0.4670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6087">
                <text:p>10.6087</text:p>
              </table:table-cell>
              <table:table-cell office:value-type="float" office:value="0.3430869">
                <text:p>0.3430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307245">
                <text:p>8.307245</text:p>
              </table:table-cell>
              <table:table-cell office:value-type="float" office:value="0.6443483">
                <text:p>0.6443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9216">
                <text:p>13.99216</text:p>
              </table:table-cell>
              <table:table-cell office:value-type="float" office:value="0.05089576">
                <text:p>0.05089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02959">
                <text:p>3.402959</text:p>
              </table:table-cell>
              <table:table-cell office:value-type="float" office:value="1.816613">
                <text:p>1.816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487968">
                <text:p>7.487968</text:p>
              </table:table-cell>
              <table:table-cell office:value-type="float" office:value="0.771938">
                <text:p>0.771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04393">
                <text:p>8.804393</text:p>
              </table:table-cell>
              <table:table-cell office:value-type="float" office:value="0.5699337">
                <text:p>0.56993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76308">
                <text:p>13.76308</text:p>
              </table:table-cell>
              <table:table-cell office:value-type="float" office:value="0.06466318">
                <text:p>0.06466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3587">
                <text:p>14.43587</text:p>
              </table:table-cell>
              <table:table-cell office:value-type="float" office:value="0.03121924">
                <text:p>0.03121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78849">
                <text:p>3.578849</text:p>
              </table:table-cell>
              <table:table-cell office:value-type="float" office:value="1.764139">
                <text:p>1.764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712791">
                <text:p>6.712791</text:p>
              </table:table-cell>
              <table:table-cell office:value-type="float" office:value="0.9090094">
                <text:p>0.90900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42643">
                <text:p>8.842643</text:p>
              </table:table-cell>
              <table:table-cell office:value-type="float" office:value="0.5646121">
                <text:p>0.5646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09092">
                <text:p>14.09092</text:p>
              </table:table-cell>
              <table:table-cell office:value-type="float" office:value="0.0458262">
                <text:p>0.0458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17076">
                <text:p>9.017076</text:p>
              </table:table-cell>
              <table:table-cell office:value-type="float" office:value="0.5404761">
                <text:p>0.5404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3274">
                <text:p>13.13274</text:p>
              </table:table-cell>
              <table:table-cell office:value-type="float" office:value="0.1101128">
                <text:p>0.1101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02037">
                <text:p>1.802037</text:p>
              </table:table-cell>
              <table:table-cell office:value-type="float" office:value="21.35387">
                <text:p>21.35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670744">
                <text:p>7.670744</text:p>
              </table:table-cell>
              <table:table-cell office:value-type="float" office:value="0.7430203">
                <text:p>0.7430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